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variant="normal" fo:text-transform="none" fo:color="#ce181e" fo:font-size="12pt" fo:font-style="normal" fo:font-weight="normal" officeooo:rsid="0052e636" officeooo:paragraph-rsid="000d667a" style:font-size-asian="12pt" style:font-size-complex="12pt"/>
    </style:style>
    <style:style style:name="P2" style:family="paragraph" style:parent-style-name="Text_20_body">
      <style:paragraph-properties fo:margin-left="2.54cm" fo:margin-right="0cm" fo:text-align="justify" style:justify-single-word="false" fo:text-indent="0cm" style:auto-text-indent="false"/>
      <style:text-properties officeooo:paragraph-rsid="000d667a"/>
    </style:style>
    <style:style style:name="P3" style:family="paragraph" style:parent-style-name="Standard">
      <style:paragraph-properties fo:text-align="justify" style:justify-single-word="false"/>
      <style:text-properties officeooo:paragraph-rsid="000d667a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variant="normal" fo:text-transform="none" style:font-name="Times New Roman1" fo:font-size="14pt" fo:language="pt" fo:country="BR" fo:font-style="normal" fo:font-weight="normal" officeooo:rsid="001d6a87" officeooo:paragraph-rsid="000d667a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variant="normal" fo:text-transform="none" style:font-name="Times New Roman1" fo:font-size="14pt" fo:language="pt" fo:country="BR" fo:font-style="normal" fo:font-weight="normal" officeooo:rsid="001d6a87" officeooo:paragraph-rsid="000e3cce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1.249cm" style:auto-text-indent="false"/>
      <style:text-properties fo:font-variant="normal" fo:text-transform="none" style:font-name="Times New Roman1" fo:font-size="14pt" fo:language="pt" fo:country="BR" fo:font-style="normal" fo:font-weight="normal" officeooo:rsid="001d6a87" officeooo:paragraph-rsid="000e3cce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variant="normal" fo:text-transform="none" fo:font-size="13pt" fo:font-style="normal" fo:font-weight="normal" officeooo:paragraph-rsid="000d667a" style:font-size-asian="13pt" style:font-size-complex="13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variant="normal" fo:text-transform="none" fo:font-size="13pt" fo:font-style="normal" fo:font-weight="normal" officeooo:paragraph-rsid="000e3cce" style:font-size-asian="13pt" style:font-size-complex="13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fo:font-variant="normal" fo:text-transform="none" fo:font-size="13pt" fo:font-style="normal" fo:font-weight="normal" officeooo:paragraph-rsid="001377ad" style:font-size-asian="13pt" style:font-size-complex="13pt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style:page-number="auto" fo:background-color="transparent"/>
      <style:text-properties fo:font-variant="normal" fo:text-transform="none" style:font-name="Times New Roman1" fo:font-size="14pt" fo:language="pt" fo:country="BR" fo:font-style="normal" fo:font-weight="normal" officeooo:rsid="001d6a87" officeooo:paragraph-rsid="000e3cce" style:font-size-asian="14pt" style:font-size-complex="14pt"/>
    </style:style>
    <style:style style:name="P11" style:family="paragraph" style:parent-style-name="Text_20_body">
      <style:paragraph-properties fo:margin-left="2.54cm" fo:margin-right="0cm" fo:text-align="justify" style:justify-single-word="false" fo:text-indent="0cm" style:auto-text-indent="false"/>
      <style:text-properties officeooo:paragraph-rsid="000e3cce"/>
    </style:style>
    <style:style style:name="P12" style:family="paragraph" style:parent-style-name="Standard">
      <style:paragraph-properties fo:text-align="justify" style:justify-single-word="false"/>
      <style:text-properties officeooo:paragraph-rsid="000e3cce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3pt" fo:font-style="normal" fo:font-weight="normal" officeooo:paragraph-rsid="000d667a" style:font-size-asian="13pt" style:font-size-complex="13pt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3pt" fo:font-style="normal" fo:font-weight="normal" officeooo:paragraph-rsid="000e3cce" style:font-size-asian="13pt" style:font-size-complex="13pt"/>
    </style:style>
    <style:style style:name="P15" style:family="paragraph" style:parent-style-name="Standard">
      <style:paragraph-properties fo:margin-left="0cm" fo:margin-right="0cm" fo:margin-top="0cm" fo:margin-bottom="0.499cm" loext:contextual-spacing="false" fo:text-align="justify" style:justify-single-word="false" fo:text-indent="1.249cm" style:auto-text-indent="false"/>
      <style:text-properties fo:font-variant="normal" fo:text-transform="none" fo:font-size="13pt" fo:font-style="normal" fo:font-weight="normal" officeooo:paragraph-rsid="000d667a" style:font-size-asian="13pt" style:font-size-complex="13pt"/>
    </style:style>
    <style:style style:name="P16" style:family="paragraph" style:parent-style-name="Standard">
      <style:paragraph-properties fo:margin-left="0cm" fo:margin-right="0cm" fo:margin-top="0cm" fo:margin-bottom="0.499cm" loext:contextual-spacing="false" fo:text-align="justify" style:justify-single-word="false" fo:text-indent="1.249cm" style:auto-text-indent="false"/>
      <style:text-properties fo:font-variant="normal" fo:text-transform="none" fo:font-size="13pt" fo:font-style="normal" fo:font-weight="normal" officeooo:paragraph-rsid="000e3cce" style:font-size-asian="13pt" style:font-size-complex="13pt"/>
    </style:style>
    <style:style style:name="T1" style:family="text">
      <style:text-properties fo:font-variant="normal" fo:text-transform="none" fo:color="#000000" style:font-name="Times New Roman1" fo:font-size="13pt" fo:language="pt" fo:country="BR" fo:font-style="normal" style:text-underline-style="none" fo:font-weight="normal" officeooo:rsid="001d6a87" style:font-size-asian="13pt" style:font-weight-asian="bold" style:font-size-complex="13pt" style:font-weight-complex="bold"/>
    </style:style>
    <style:style style:name="T2" style:family="text">
      <style:text-properties fo:font-variant="normal" fo:text-transform="none" fo:font-size="13pt" fo:font-style="normal" fo:font-weight="normal" style:font-size-asian="13pt" style:font-size-complex="13pt"/>
    </style:style>
    <style:style style:name="T3" style:family="text">
      <style:text-properties fo:font-variant="normal" fo:text-transform="none" fo:font-size="13pt" fo:font-style="normal" fo:font-weight="normal" officeooo:rsid="000ecf88" style:font-size-asian="13pt" style:font-size-complex="13pt"/>
    </style:style>
    <style:style style:name="T4" style:family="text">
      <style:text-properties fo:font-variant="normal" fo:text-transform="none" fo:font-size="13pt" fo:font-style="normal" fo:font-weight="normal" officeooo:rsid="0013728d" style:font-size-asian="13pt" style:font-size-complex="13pt"/>
    </style:style>
    <style:style style:name="T5" style:family="text">
      <style:text-properties fo:font-variant="normal" fo:text-transform="none" fo:font-size="11pt" fo:font-style="normal" fo:font-weight="normal" style:font-size-asian="11pt" style:font-size-complex="11pt"/>
    </style:style>
    <style:style style:name="T6" style:family="text">
      <style:text-properties fo:font-size="14pt" style:text-underline-style="solid" style:text-underline-width="auto" style:text-underline-color="font-color" fo:font-weight="bold" officeooo:rsid="0023faa3" style:font-size-asian="14pt" style:font-weight-asian="bold" style:font-size-complex="14pt" style:font-weight-complex="bold"/>
    </style:style>
    <style:style style:name="T7" style:family="text">
      <style:text-properties fo:font-style="normal"/>
    </style:style>
    <style:style style:name="T8" style:family="text">
      <style:text-properties fo:font-style="normal" officeooo:rsid="0013728d"/>
    </style:style>
    <style:style style:name="T9" style:family="text">
      <style:text-properties fo:color="#ce181e" fo:font-style="normal" style:text-underline-style="solid" style:text-underline-width="auto" style:text-underline-color="font-color" fo:font-weight="bold" officeooo:rsid="000e3cce" style:font-weight-asian="bold" style:font-weight-complex="bold"/>
    </style:style>
    <style:style style:name="T10" style:family="text">
      <style:text-properties fo:color="#000000" fo:font-style="normal" style:text-underline-style="none" officeooo:rsid="0023faa3" style:font-weight-asian="bold" style:font-weight-complex="bold"/>
    </style:style>
    <style:style style:name="T11" style:family="text">
      <style:text-properties fo:color="#000000" fo:font-size="13pt" fo:font-style="normal" style:text-underline-style="none" officeooo:rsid="0023faa3" style:font-size-asian="13pt" style:font-weight-asian="bold" style:font-size-complex="13pt" style:font-weight-complex="bold"/>
    </style:style>
    <style:style style:name="T12" style:family="text">
      <style:text-properties officeooo:rsid="000ecf88"/>
    </style:style>
    <style:style style:name="T13" style:family="text">
      <style:text-properties officeooo:rsid="00118cae"/>
    </style:style>
    <style:style style:name="T14" style:family="text">
      <style:text-properties officeooo:rsid="0013728d"/>
    </style:style>
    <style:style style:name="T15" style:family="text">
      <style:text-properties officeooo:rsid="001377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Emphasis"><text:span text:style-name="T6">PRESCRIÇÃO – MAIOR DE 21 E PRIMÁRIO</text:span></text:span></text:p>
      <text:p text:style-name="P3"><text:span text:style-name="Emphasis"><text:span text:style-name="T2">Tratam os autos de processo de execução de pena de 06 (seis) anos e 08 (oito) meses de reclusão em regime semiaberto, pela prática de delito capitulado no  art. 157, §2º, I, do Código Penal.</text:span></text:span></text:p>
      <text:p text:style-name="P13">A sentença condenatória data de 30/05/2006, transitada em julgado para ambas as partes em 10/07/2006, tendo o apenado foragido em 26/03/2007 (ev. 1.1, fl. 70, pv. 89).</text:p>
      <text:p text:style-name="P13">Interveio o Ministério Público opinando pela extinção da punibilidade em face da prescrição executória (9.1).</text:p>
      <text:p text:style-name="P13">Relatório prescricional ao evento 6.1 e certidão ao evento 3.1 esclarecendo que não existem registros de novas prisões após a data da fuga, conforme informações disponíveis no SEEU, SAJ-PG5 e BNMP 2.0.</text:p>
      <text:p text:style-name="P13">Relatados.</text:p>
      <text:p text:style-name="P13">Prescrição penal é a perda do poder-dever de punir do Estado pelo não exercício da pretensão punitiva ou da pretensão executória durante certo lapso de tempo, sendo a primeira, que ocorre antes de transitar em julgado a sentença, regulada pelo art. 109 do Código Penal, e a outra, que tem seu prazo em curso após o trânsito em julgado da sentença condenatória,  disciplinada no art. 110 do mesmo estatuto.</text:p>
      <text:p text:style-name="P15">Saliente-se que o trânsito em julgado a se considerar deve ser para ambas as partes, consoante entendimento do STF:</text:p>
      <text:p text:style-name="P2"><text:span text:style-name="T5">RECURSO ESPECIAL. PRERROGATIVA DE FORO. PRESCRIÇÃO. INOCORRÊNCIA. TERMO INICIAL. DEMAIS TESES RECURSAIS REJEITADAS. IMEDIATA EXECUÇÃO DA PENA. I. TERMO INICIAL DA PRETENSÃO EXECUTÓRIA. 1. </text:span><text:span text:style-name="Strong_20_Emphasis"><text:span text:style-name="T5">A prescrição da pretensão executória pressupõe a inércia do titular do direito de punir. </text:span></text:span><text:span text:style-name="T5">(...). 2. </text:span><text:span text:style-name="Strong_20_Emphasis"><text:span text:style-name="T5">O entendimento defensivo de que a prescrição da pretensão executória se inicia com o trânsito em julgado para a acusação viola o direito fundamental à inafastabilidade da jurisdição que pressupõe a existência de uma tutela jurisdicional efetiva, ou melhor, uma justiça efetiva. </text:span></text:span><text:span text:style-name="T5">(...) 4. Desse modo, </text:span><text:span text:style-name="Strong_20_Emphasis"><text:span text:style-name="T5">se não houve ainda o trânsito em julgado para ambas as partes, não há falar-se em prescrição da pretensão executória. </text:span></text:span><text:span text:style-name="T5">(...) (RE 696533, Relator (a): Min. LUIZ FUX, Relator (a) p/ Acórdão. Min. ROBERTO BARROSO, Primeira Turma, julgado em 06/02/2018, PROCESSO ELETRÔNICO DJe-041 DIVULG 02-03-2018 PUBLIC 05-03-2018)</text:span></text:p>
      <text:p text:style-name="P7">No caso, foi o réu, então primário, condenado a  06 (seis) anos e 08 (oito) meses anos de reclusão, restando-lhe cumprir 04(quatro) anos e 09 (nove) meses de privação de liberdade, incidindo, assim, a pretensão executória de doze anos, posto datar a fuga de 26/03/2007 (Cód.Penal, arts. 109, III, c/c 112, II).</text:p>
      <text:p text:style-name="P7">Portanto, sendo o prazo aplicável de doze anos, depreende-se que decorreu em 25/03/2019, impondo-se o reconhecimento da extinção da punibilidade pela prescrição da pretensão punitiva executória.</text:p>
      <text:p text:style-name="P7">Isto posto, declaro prescrita a pretensão executória da pena privativa de liberdade executada neste<text:span text:style-name="T13">s</text:span> autos, o que faço com arrimo no art. 107, IV, 1ª parte, c/c arts. 109, III, 110 e 112, II, todos do Código Penal.</text:p>
      <text:p text:style-name="P4"><text:span text:style-name="Emphasis"><text:span text:style-name="T11">P.R.I. Arquivem-se estes autos após o trânsito em julgado, com "baixa" no SAJ e BNMP.</text:span></text:span></text:p>
      <text:p text:style-name="P4"><text:span text:style-name="Emphasis"><text:span text:style-name="T10"/></text:span></text:p>
      <text:p text:style-name="P4"><text:soft-page-break/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4"><text:span text:style-name="Emphasis"><text:span text:style-name="T10"/></text:span></text:p>
      <text:p text:style-name="P10"><text:soft-page-break/><text:span text:style-name="Emphasis"><text:span text:style-name="T9">RASCUNHO</text:span></text:span></text:p>
      <text:p text:style-name="P6"><text:span text:style-name="Emphasis"><text:span text:style-name="T9"/></text:span></text:p>
      <text:p text:style-name="P6"><text:span text:style-name="Emphasis"><text:span text:style-name="T9"/></text:span></text:p>
      <text:p text:style-name="P12"><text:span text:style-name="Emphasis"><text:span text:style-name="T2">Tratam os autos de processo de execução de pena de 0</text:span></text:span><text:span text:style-name="Emphasis"><text:span text:style-name="T4">1</text:span></text:span><text:span text:style-name="Emphasis"><text:span text:style-name="T2"> (</text:span></text:span><text:span text:style-name="Emphasis"><text:span text:style-name="T4">um</text:span></text:span><text:span text:style-name="Emphasis"><text:span text:style-name="T2">) </text:span></text:span><text:span text:style-name="Emphasis"><text:span text:style-name="T4">ano e 09 (nove)</text:span></text:span><text:span text:style-name="Emphasis"><text:span text:style-name="T2"> meses de reclusão, em regime </text:span></text:span><text:span text:style-name="Emphasis"><text:span text:style-name="T4">semiaberto</text:span></text:span><text:span text:style-name="Emphasis"><text:span text:style-name="T2">, pela prática de </text:span></text:span><text:span text:style-name="Emphasis"><text:span text:style-name="T4">delito capitulado no art. 15 da Lei 10.826/03</text:span></text:span><text:span text:style-name="Emphasis"><text:span text:style-name="T2">.</text:span></text:span></text:p>
      <text:p text:style-name="P14">A sentença condenatória data de <text:span text:style-name="T14">06/08/2009</text:span>, transitada em julgado para ambas as partes em <text:span text:style-name="T14">17/08/2009</text:span>, <text:span text:style-name="T14">estando o apenado foragido desde 23/01/2016</text:span> <text:s/>(ev. 1.1, pv. <text:span text:style-name="T14">87</text:span>).</text:p>
      <text:p text:style-name="P14">Interveio o Ministério Público opinando pela extinção da punibilidade em face da prescrição executória (<text:span text:style-name="T14">5</text:span>.1).</text:p>
      <text:p text:style-name="P14"><text:span text:style-name="T12">C</text:span>ertidão ao evento <text:span text:style-name="T14">2</text:span>.1 esclarecendo que não existem registros de novas prisões após a data da fuga, conforme informações disponíveis no SEEU, SAJ-PG5 e BNMP 2.0.</text:p>
      <text:p text:style-name="P14">Relatados.</text:p>
      <text:p text:style-name="P14">Prescrição penal é a perda do poder-dever de punir do Estado pelo não exercício da pretensão punitiva ou da pretensão executória durante certo lapso de tempo, sendo a primeira, que ocorre antes de transitar em julgado a sentença, regulada pelo art. 109 do Código Penal, e a outra, que tem seu prazo em curso após o trânsito em julgado da sentença condenatória,  disciplinada no art. 110 do mesmo estatuto.</text:p>
      <text:p text:style-name="P16">Saliente-se que o trânsito em julgado a se considerar deve ser para ambas as partes, consoante entendimento do STF:</text:p>
      <text:p text:style-name="P11"><text:span text:style-name="T5">RECURSO ESPECIAL. PRERROGATIVA DE FORO. PRESCRIÇÃO. INOCORRÊNCIA. TERMO INICIAL. DEMAIS TESES RECURSAIS REJEITADAS. IMEDIATA EXECUÇÃO DA PENA. I. TERMO INICIAL DA PRETENSÃO EXECUTÓRIA. 1. </text:span><text:span text:style-name="Strong_20_Emphasis"><text:span text:style-name="T5">A prescrição da pretensão executória pressupõe a inércia do titular do direito de punir. </text:span></text:span><text:span text:style-name="T5">(...). 2. </text:span><text:span text:style-name="Strong_20_Emphasis"><text:span text:style-name="T5">O entendimento defensivo de que a prescrição da pretensão executória se inicia com o trânsito em julgado para a acusação viola o direito fundamental à inafastabilidade da jurisdição que pressupõe a existência de uma tutela jurisdicional efetiva, ou melhor, uma justiça efetiva. </text:span></text:span><text:span text:style-name="T5">(...) 4. Desse modo, </text:span><text:span text:style-name="Strong_20_Emphasis"><text:span text:style-name="T5">se não houve ainda o trânsito em julgado para ambas as partes, não há falar-se em prescrição da pretensão executória. </text:span></text:span><text:span text:style-name="T5">(...) (RE 696533, Relator (a): Min. LUIZ FUX, Relator (a) p/ Acórdão. Min. ROBERTO BARROSO, Primeira Turma, julgado em 06/02/2018, PROCESSO ELETRÔNICO DJe-041 DIVULG 02-03-2018 PUBLIC 05-03-2018)</text:span></text:p>
      <text:p text:style-name="P9">No caso, foi o réu, então primário, condenado a <text:span text:style-name="Emphasis"><text:span text:style-name="T7">0</text:span></text:span><text:span text:style-name="Emphasis"><text:span text:style-name="T8">1</text:span></text:span><text:span text:style-name="Emphasis"><text:span text:style-name="T7"> (</text:span></text:span><text:span text:style-name="Emphasis"><text:span text:style-name="T8">um</text:span></text:span><text:span text:style-name="Emphasis"><text:span text:style-name="T7">) </text:span></text:span><text:span text:style-name="Emphasis"><text:span text:style-name="T8">ano e 09 (nove)</text:span></text:span><text:span text:style-name="Emphasis"><text:span text:style-name="T7"> meses de reclusão</text:span></text:span>, restando-lhe cumprir <text:span text:style-name="T15">10 (dez) dias</text:span> de privação de liberdade, incidindo, assim, a pretensão executória de <text:span text:style-name="T13">três</text:span> anos, posto datar a fuga de <text:span text:style-name="T15">23/01/2016</text:span> (Cód. Penal, arts. 109, <text:span text:style-name="T13">VI</text:span>, c/c 112, II).</text:p>
      <text:p text:style-name="P8">Portanto, sendo o prazo aplicável de <text:span text:style-name="T13">três</text:span> anos, depreende-se que decorreu em <text:span text:style-name="T15">22/01</text:span>/2019, impondo-se o reconhecimento da extinção da punibilidade pela prescrição da pretensão executória.</text:p>
      <text:p text:style-name="P8">Isto posto, declaro prescrita a pretensão executória da pena privativa de liberdade executada neste<text:span text:style-name="T13">s</text:span> autos, o que faço com arrimo no art. 107, IV, 1ª parte, c/c arts. 109, <text:span text:style-name="T13">V</text:span>I, 110 e 112, II, todos do Código Penal.</text:p>
      <text:p text:style-name="P5"><text:span text:style-name="Emphasis"><text:span text:style-name="T11">P.R.I. Arquivem-se estes autos após o trânsito em julgado, com "baixa" no SAJ e BNMP.</text:span></text:span></text:p>
      <text:p text:style-name="P5"><text:span text:style-name="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3:10:58.705000000</meta:creation-date>
    <dc:date>2019-11-20T13:44:46.343000000</dc:date>
    <meta:editing-duration>PT1H31M37S</meta:editing-duration>
    <meta:editing-cycles>7</meta:editing-cycles>
    <meta:generator>LibreOffice/6.0.3.2$Windows_X86_64 LibreOffice_project/8f48d515416608e3a835360314dac7e47fd0b821</meta:generator>
    <meta:document-statistic meta:table-count="0" meta:image-count="0" meta:object-count="0" meta:page-count="3" meta:paragraph-count="26" meta:word-count="917" meta:character-count="5748" meta:non-whitespace-character-count="4851"/>
  </office:meta>
</office:document-meta>
</file>